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661" officeooo:paragraph-rsid="00170661"/>
    </style:style>
    <style:style style:name="P2" style:family="paragraph" style:parent-style-name="Standard">
      <style:text-properties officeooo:paragraph-rsid="00170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information </text:p>
      <text:p text:style-name="P1"/>
      <text:p text:style-name="P1">===to check the usage of the <text:s/>cpu </text:p>
      <text:p text:style-name="P2">sudo mpstat <text:s/>-u -P 0,1,2,3 1</text:p>
      <text:p text:style-name="P2"/>
      <text:p text:style-name="P1">===to check the interupts per cpu</text:p>
      <text:p text:style-name="P2"/>
      <text:p text:style-name="P2">sudo mpstat -I SUM -P 0,1,2,3 1</text:p>
      <text:p text:style-name="P2"/>
      <text:p text:style-name="P1">=== to check the both things </text:p>
      <text:p text:style-name="P2"/>
      <text:p text:style-name="P1">sudo mpstat -u -I SUM -P 0,1,2,3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21:12:35.649965192</meta:creation-date>
    <dc:date>2023-02-24T21:19:22.596293771</dc:date>
    <meta:editing-duration>PT6M47S</meta:editing-duration>
    <meta:editing-cycles>1</meta:editing-cycles>
    <meta:document-statistic meta:table-count="0" meta:image-count="0" meta:object-count="0" meta:page-count="1" meta:paragraph-count="7" meta:word-count="42" meta:character-count="208" meta:non-whitespace-character-count="168"/>
    <meta:generator>LibreOffice/7.3.6.2$Linux_X86_64 LibreOffice_project/30$Build-2</meta:generator>
  </office:meta>
</office:document-meta>
</file>